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D0000003E4D3A3183562E4135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9.589cm" svg:height="9.754cm" svg:x="1.003cm" svg:y="4.002cm">
            <draw:image xlink:href="Pictures/10000201000007D0000003E4D3A3183562E41357.png" xlink:type="simple" xlink:show="embed" xlink:actuate="onLoad">
              <text:p/>
            </draw:image>
          </draw:frame>
          <draw:frame draw:style-name="gr1" draw:text-style-name="P1" draw:layer="layout" svg:width="19.589cm" svg:height="9.754cm" draw:transform="rotate (3.14141812066459) translate (20.589cm 23.479cm)">
            <draw:image xlink:href="Pictures/10000201000007D0000003E4D3A3183562E41357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3T14:48:53.296224579</meta:creation-date>
    <dc:date>2016-09-03T14:53:33.380898090</dc:date>
    <meta:editing-duration>PT31S</meta:editing-duration>
    <meta:editing-cycles>1</meta:editing-cycles>
    <meta:document-statistic meta:object-count="3"/>
    <meta:generator>LibreOffice/5.1.4.2$Linux_X86_64 LibreOffice_project/10m0$Build-2</meta:generator>
  </office:meta>
</office:document-meta>
</file>